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1.73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ffff"/>
    </style:style>
    <style:style style:name="ce12" style:family="table-cell" style:parent-style-name="Default">
      <style:text-properties fo:color="#ffffff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ext-properties fo:color="#ffffff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英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和</text:p>
          </table:table-cell>
          <table:table-cell table:style-name="Default" office:value-type="string" calcext:value-type="string">
            <text:p>英</text:p>
          </table:table-cell>
          <table:table-cell office:value-type="string" calcext:value-type="string">
            <text:p>文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回も名前を聞いたのに彼は教えてくれなかった。</text:p>
          </table:table-cell>
          <table:table-cell office:value-type="string" calcext:value-type="string">
            <text:p>He wouldn't give his name even though I asked twi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、大きくなっても私の息子よ。</text:p>
          </table:table-cell>
          <table:table-cell office:value-type="string" calcext:value-type="string">
            <text:p>You will always be my little boy even though you're all grown up. 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関数はRust内に普及している</text:p>
          </table:table-cell>
          <table:table-cell office:value-type="string" calcext:value-type="string">
            <text:p>Functions are pervasive in Rust cod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オフィスを出るべきだったのに</text:p>
          </table:table-cell>
          <table:table-cell office:value-type="string" calcext:value-type="string">
            <text:p>He should have left the office.</text:p>
          </table:table-cell>
          <table:table-cell office:value-type="string" calcext:value-type="string">
            <text:p>助動詞 + have p.p.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４回行ったことがある</text:p>
          </table:table-cell>
          <table:table-cell office:value-type="string" calcext:value-type="string">
            <text:p>I have been to Sapporo four ti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までに彼に会ったことがありますか？</text:p>
          </table:table-cell>
          <table:table-cell office:value-type="string" calcext:value-type="string">
            <text:p>Have you ever seen him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その本を一度も読んだことがない</text:p>
          </table:table-cell>
          <table:table-cell office:value-type="string" calcext:value-type="string">
            <text:p>I have never read the book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アドバイスに従う決断に達した</text:p>
          </table:table-cell>
          <table:table-cell office:value-type="string" calcext:value-type="string">
            <text:p>I reached the decision to follow your advice.</text:p>
          </table:table-cell>
          <table:table-cell office:value-type="string" calcext:value-type="string">
            <text:p>To 不定詞の形容詞的用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自らが悪いと認めます</text:p>
          </table:table-cell>
          <table:table-cell office:value-type="string" calcext:value-type="string">
            <text:p>I acknowledge that I was wrong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食べ方を見て、彼はブタみたいだと思った</text:p>
          </table:table-cell>
          <table:table-cell office:value-type="string" calcext:value-type="string">
            <text:p>He made an analogy about a pig when he saw her ea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書類を英語から日本語に翻訳してください</text:p>
          </table:table-cell>
          <table:table-cell office:value-type="string" calcext:value-type="string">
            <text:p>Please translate these documents from English into Japanes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母は働きながらでも毎日料理を作ってくれました</text:p>
          </table:table-cell>
          <table:table-cell office:value-type="string" calcext:value-type="string">
            <text:p>My mom always cooked even though she work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ボクサーは敵に容赦なくパンチした</text:p>
          </table:table-cell>
          <table:table-cell office:value-type="string" calcext:value-type="string">
            <text:p>The boxer relentlessly punched his opponen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小売業で働いている</text:p>
          </table:table-cell>
          <table:table-cell office:value-type="string" calcext:value-type="string">
            <text:p>She works in retai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火星で水を発見した</text:p>
          </table:table-cell>
          <table:table-cell office:value-type="string" calcext:value-type="string">
            <text:p>They detected water on Mar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戦争は両国関係を悪化させた</text:p>
          </table:table-cell>
          <table:table-cell office:value-type="string" calcext:value-type="string">
            <text:p>The war aggravated the relation between the countri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健康に乾杯しましょう</text:p>
          </table:table-cell>
          <table:table-cell office:value-type="string" calcext:value-type="string">
            <text:p>Let’s toast to your health!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食べ物は値段も味もちゃんとしている</text:p>
          </table:table-cell>
          <table:table-cell office:value-type="string" calcext:value-type="string">
            <text:p>This food is decent in price and tast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ニュートンは物理学の父である</text:p>
          </table:table-cell>
          <table:table-cell office:value-type="string" calcext:value-type="string">
            <text:p>Sir Isaac Newton is the father of physic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仕事に就けるということには懐疑的だ</text:p>
          </table:table-cell>
          <table:table-cell office:value-type="string" calcext:value-type="string">
            <text:p>I’m skeptical I will get the job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ヒットラーは歴史上、悪名高い人物だ</text:p>
          </table:table-cell>
          <table:table-cell office:value-type="string" calcext:value-type="string">
            <text:p>Hitler is an infamous person in histor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別れた妻に扶養費を支払わなければならない</text:p>
          </table:table-cell>
          <table:table-cell office:value-type="string" calcext:value-type="string">
            <text:p>He has to pay his ex-wife alimon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合間に、宿題をやってしまおう！</text:p>
          </table:table-cell>
          <table:table-cell office:value-type="string" calcext:value-type="string">
            <text:p>In the meantime, let’s do homework while we wai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数多くの従業員が失敗を責められた</text:p>
          </table:table-cell>
          <table:table-cell office:value-type="string" calcext:value-type="string">
            <text:p>Numerous employees were blamed for the fail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制度には多くの欠点がある。</text:p>
          </table:table-cell>
          <table:table-cell office:value-type="string" calcext:value-type="string">
            <text:p>There are many flaws in the syste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治療薬であなたは眠れるようになるでしょう</text:p>
          </table:table-cell>
          <table:table-cell office:value-type="string" calcext:value-type="string">
            <text:p>This remedy will help you slee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子供の頃、両親から虐待を受けた</text:p>
          </table:table-cell>
          <table:table-cell office:value-type="string" calcext:value-type="string">
            <text:p>When he was a child, he was abused by his parent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その店でカメラを購入した</text:p>
          </table:table-cell>
          <table:table-cell office:value-type="string" calcext:value-type="string">
            <text:p>He purchased a camera at the stor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多くの人がその方針に反対している</text:p>
          </table:table-cell>
          <table:table-cell office:value-type="string" calcext:value-type="string">
            <text:p>Many people have objections about that polic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一部の組み立てが必要である</text:p>
          </table:table-cell>
          <table:table-cell office:value-type="string" calcext:value-type="string">
            <text:p>Some assembly is requir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犬は橋の下に捨てられていた</text:p>
          </table:table-cell>
          <table:table-cell office:value-type="string" calcext:value-type="string">
            <text:p>The dog was abandoned under the bridg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再会した時、彼らは互いに抱擁した</text:p>
          </table:table-cell>
          <table:table-cell office:value-type="string" calcext:value-type="string">
            <text:p>When they met again, they embraced each ot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壁は棒で補強されている</text:p>
          </table:table-cell>
          <table:table-cell office:value-type="string" calcext:value-type="string">
            <text:p>The wall is braced with po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友達は彼女を裏切った</text:p>
          </table:table-cell>
          <table:table-cell office:value-type="string" calcext:value-type="string">
            <text:p>Her friends betrayed 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(税関・税務署で)申告が必要なものがありますか？</text:p>
          </table:table-cell>
          <table:table-cell office:value-type="string" calcext:value-type="string">
            <text:p>Do you have anything to declare？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新しいプロジェクトが売上を押し上げている</text:p>
          </table:table-cell>
          <table:table-cell office:value-type="string" calcext:value-type="string">
            <text:p>A new project boosts sa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st</text:p>
          </table:table-cell>
          <table:table-cell office:value-type="string" calcext:value-type="string">
            <text:p>He has at mo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の友情を大切にする</text:p>
          </table:table-cell>
          <table:table-cell office:value-type="string" calcext:value-type="string">
            <text:p>I cherish his friendshi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交差点では全ての車は静止しなければならない</text:p>
          </table:table-cell>
          <table:table-cell office:value-type="string" calcext:value-type="string">
            <text:p>All cars must stop at this intersection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興奮した人々が、映画スターに殺到した</text:p>
          </table:table-cell>
          <table:table-cell table:style-name="ce12" office:value-type="string" calcext:value-type="string">
            <text:p>The excited people ran toward the movie sta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12" office:value-type="string" calcext:value-type="string">
            <text:p>I don’t find the work satisfyi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れは私たちのサービスの総合リストです</text:p>
          </table:table-cell>
          <table:table-cell office:value-type="string" calcext:value-type="string">
            <text:p>This is a comprehensive list of our servic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苦悩する人々を助けるべきだ</text:p>
          </table:table-cell>
          <table:table-cell office:value-type="string" calcext:value-type="string">
            <text:p>We must help people who are in distres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爆弾の近くにいる</text:p>
          </table:table-cell>
          <table:table-cell office:value-type="string" calcext:value-type="string">
            <text:p>We are in proximity with the bomb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両国の大臣がパリで会った</text:p>
          </table:table-cell>
          <table:table-cell office:value-type="string" calcext:value-type="string">
            <text:p>Ministers from both countries met in Pari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電池はこの製品に入っています</text:p>
          </table:table-cell>
          <table:table-cell office:value-type="string" calcext:value-type="string">
            <text:p>Batteries are included with this produc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毒に触れた後、手を激しく洗った</text:p>
          </table:table-cell>
          <table:table-cell office:value-type="string" calcext:value-type="string">
            <text:p>I vigorously washed my hands after touching the poiso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先生は彼らに良い評価を与えた</text:p>
          </table:table-cell>
          <table:table-cell office:value-type="string" calcext:value-type="string">
            <text:p>The teacher accorded them good grad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歌の上手さは並外れている</text:p>
          </table:table-cell>
          <table:table-cell office:value-type="string" calcext:value-type="string">
            <text:p>Her good singing is singula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員たちが上司の部屋の前に結集した</text:p>
          </table:table-cell>
          <table:table-cell office:value-type="string" calcext:value-type="string">
            <text:p>The workers rallied outside the boss’s door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計画がうまくいくかもしれないというのはもっともらしい</text:p>
          </table:table-cell>
          <table:table-cell office:value-type="string" calcext:value-type="string">
            <text:p>It is plausible the plan may wor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局、彼らはそれぞれの国へ帰った</text:p>
          </table:table-cell>
          <table:table-cell office:value-type="string" calcext:value-type="string">
            <text:p>Eventually, they returned to their countri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バンドが最後に即興で一曲演奏した。</text:p>
          </table:table-cell>
          <table:table-cell office:value-type="string" calcext:value-type="string">
            <text:p>The band improvised a song for the final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退屈するので、くだらない話が好きではない</text:p>
          </table:table-cell>
          <table:table-cell office:value-type="string" calcext:value-type="string">
            <text:p>I don’t like frivolous talk because it is boring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コンピュータ市場を独占したいと思っている</text:p>
          </table:table-cell>
          <table:table-cell office:value-type="string" calcext:value-type="string">
            <text:p>He wants to monopolize the computer marke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長い演説は退屈だった</text:p>
          </table:table-cell>
          <table:table-cell office:value-type="string" calcext:value-type="string">
            <text:p>His long speech was dul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問題の範囲はとても広い</text:p>
          </table:table-cell>
          <table:table-cell office:value-type="string" calcext:value-type="string">
            <text:p>The scope of this problem is very wid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娘に、早寝早起きをすることを提案した</text:p>
          </table:table-cell>
          <table:table-cell office:value-type="string" calcext:value-type="string">
            <text:p>He suggested that his daughter keep early hour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猫は全体的に黒い(もっぱら)</text:p>
          </table:table-cell>
          <table:table-cell office:value-type="string" calcext:value-type="string">
            <text:p>The cat is entirely blac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は友だちはほとんどない.</text:p>
          </table:table-cell>
          <table:table-cell office:value-type="string" calcext:value-type="string">
            <text:p>He has very few friends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とても基本的だ。</text:p>
          </table:table-cell>
          <table:table-cell office:value-type="string" calcext:value-type="string">
            <text:p>It is so fundamental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何でも好きなことをしてよい.</text:p>
          </table:table-cell>
          <table:table-cell office:value-type="string" calcext:value-type="string">
            <text:p>You may do whatever you lik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時々飲むが、毎晩ではない</text:p>
          </table:table-cell>
          <table:table-cell office:value-type="string" calcext:value-type="string">
            <text:p>I drink occasionally, but not every nigh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はスキャンダルのせいで疑いをかけられていた</text:p>
          </table:table-cell>
          <table:table-cell office:value-type="string" calcext:value-type="string">
            <text:p>The company was discredited because of the scanda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ダイエットをしているのでデザートなしで済ませよう</text:p>
          </table:table-cell>
          <table:table-cell office:value-type="string" calcext:value-type="string">
            <text:p>I will forgo dessert because I am on a die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計画なしの、気の向くままに何かをするのが好きだ</text:p>
          </table:table-cell>
          <table:table-cell office:value-type="string" calcext:value-type="string">
            <text:p>I like doing things spontaneously, without a plan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国々は交渉したが、うまくいかなかった</text:p>
          </table:table-cell>
          <table:table-cell office:value-type="string" calcext:value-type="string">
            <text:p>The countries negotiated, but they were not successfu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が無実だと確信している</text:p>
          </table:table-cell>
          <table:table-cell office:value-type="string" calcext:value-type="string">
            <text:p>He has conviction that she is innocen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街に引っ越してから3年経つ</text:p>
          </table:table-cell>
          <table:table-cell office:value-type="string" calcext:value-type="string">
            <text:p>Three years have passed since I moved to the c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多くの学校がこの近所にある</text:p>
          </table:table-cell>
          <table:table-cell office:value-type="string" calcext:value-type="string">
            <text:p>Many schools are in this vicin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に就けると確信しているので幸せな気分だ</text:p>
          </table:table-cell>
          <table:table-cell office:value-type="string" calcext:value-type="string">
            <text:p>I’m happy because I’m confidant I will get the job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属同士を溶接している</text:p>
          </table:table-cell>
          <table:table-cell office:value-type="string" calcext:value-type="string">
            <text:p>He welds metal together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迂回した</text:p>
          </table:table-cell>
          <table:table-cell office:value-type="string" calcext:value-type="string">
            <text:p>He diverted his cours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喫煙を控えてください</text:p>
          </table:table-cell>
          <table:table-cell office:value-type="string" calcext:value-type="string">
            <text:p>Please refrain from smoking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長可能だ</text:p>
          </table:table-cell>
          <table:table-cell office:value-type="string" calcext:value-type="string">
            <text:p>It is growable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役に立つ情報</text:p>
          </table:table-cell>
          <table:table-cell office:value-type="string" calcext:value-type="string">
            <text:p>useful informatio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悪さをした彼女を罰するだろう</text:p>
          </table:table-cell>
          <table:table-cell office:value-type="string" calcext:value-type="string">
            <text:p>They will punish her for being ba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風船が破裂した</text:p>
          </table:table-cell>
          <table:table-cell office:value-type="string" calcext:value-type="string">
            <text:p>The balloons bur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re</text:p>
          </table:table-cell>
          <table:table-cell office:value-type="string" calcext:value-type="string">
            <text:p>He has not more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車を運転するときには、いくら注意しすぎてもしすぎる事はない</text:p>
          </table:table-cell>
          <table:table-cell office:value-type="string" calcext:value-type="string">
            <text:p>You cannot be too careful when you drive a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とお話がしたい</text:p>
          </table:table-cell>
          <table:table-cell office:value-type="string" calcext:value-type="string">
            <text:p>I would like to talk to you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彼と会った時、彼女はすぐに彼だと見分けた</text:p>
          </table:table-cell>
          <table:table-cell office:value-type="string" calcext:value-type="string">
            <text:p>When she saw him, she recognized him immediatel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もし私が犯罪に関係しているのであれば、私は刑務所に行くべきだ</text:p>
          </table:table-cell>
          <table:table-cell office:value-type="string" calcext:value-type="string">
            <text:p>If I am implicated in the crime, I will go to jai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レポートの盗用は学校でのルールに反している</text:p>
          </table:table-cell>
          <table:table-cell office:value-type="string" calcext:value-type="string">
            <text:p>Plagiarism of a report is against the rules at schoo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彼と豚を比較した</text:p>
          </table:table-cell>
          <table:table-cell office:value-type="string" calcext:value-type="string">
            <text:p>She compared him to a pig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窓の外を見て、考え込んでいる</text:p>
          </table:table-cell>
          <table:table-cell office:value-type="string" calcext:value-type="string">
            <text:p>He looks out the window and brood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近隣に済んでいる男性は夜になるとうるさい</text:p>
          </table:table-cell>
          <table:table-cell office:value-type="string" calcext:value-type="string">
            <text:p>The man living adjacent to me is noisy at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本の一部分が欠けている</text:p>
          </table:table-cell>
          <table:table-cell office:value-type="string" calcext:value-type="string">
            <text:p>A portion of this book is miss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の方針は古すぎる</text:p>
          </table:table-cell>
          <table:table-cell office:value-type="string" calcext:value-type="string">
            <text:p>That company’s principles are too ol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聴力は騒音の激しい工場のせいで損なわれた</text:p>
          </table:table-cell>
          <table:table-cell office:value-type="string" calcext:value-type="string">
            <text:p>My hearing was impaired because of the noisy facto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子供たちにキャンディを与えすぎて甘やかしている</text:p>
          </table:table-cell>
          <table:table-cell office:value-type="string" calcext:value-type="string">
            <text:p>You pamper your children with too much cand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ハチの群れが木の周りを飛んでいた</text:p>
          </table:table-cell>
          <table:table-cell office:value-type="string" calcext:value-type="string">
            <text:p>The swarm of bees flew around the tre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バンドは活気に満ちた演奏をした</text:p>
          </table:table-cell>
          <table:table-cell office:value-type="string" calcext:value-type="string">
            <text:p>The band gave a vibrant performanc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意図的にコンピューターを壊した</text:p>
          </table:table-cell>
          <table:table-cell office:value-type="string" calcext:value-type="string">
            <text:p>He deliberately broke the comput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自分の新車を自慢する</text:p>
          </table:table-cell>
          <table:table-cell office:value-type="string" calcext:value-type="string">
            <text:p>He boasts about hi<text:span text:style-name="T4">s</text:span> new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か言うことに不安があった</text:p>
          </table:table-cell>
          <table:table-cell office:value-type="string" calcext:value-type="string">
            <text:p>There was apprehension to say someth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手がかりを探している</text:p>
          </table:table-cell>
          <table:table-cell office:value-type="string" calcext:value-type="string">
            <text:p>The police are looking for clu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裕福になるチャンスがある</text:p>
          </table:table-cell>
          <table:table-cell office:value-type="string" calcext:value-type="string">
            <text:p>You have an opportunity to become rich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彼の前で彼女の手を動かして彼に催眠術をかけた</text:p>
          </table:table-cell>
          <table:table-cell office:value-type="string" calcext:value-type="string">
            <text:p>She hypnotized him by moving her hands in front of hi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お手洗いに行けるように通路側の席を希望します</text:p>
          </table:table-cell>
          <table:table-cell office:value-type="string" calcext:value-type="string">
            <text:p>I want an aisle seat so I can go to the rest roo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横柄なコメントがみんなを怒らせた</text:p>
          </table:table-cell>
          <table:table-cell office:value-type="string" calcext:value-type="string">
            <text:p>His arrogant comments made everyone ang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行方不明の子供は公園で発見された</text:p>
          </table:table-cell>
          <table:table-cell office:value-type="string" calcext:value-type="string">
            <text:p>The missing child was located in the park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夜な夜な猫の鳴き声に困っている</text:p>
          </table:table-cell>
          <table:table-cell office:value-type="string" calcext:value-type="string">
            <text:p>The crying cats annoy us every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毎年保養地に行く</text:p>
          </table:table-cell>
          <table:table-cell office:value-type="string" calcext:value-type="string">
            <text:p>She goes on a retreat every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二国間で提携が交わされた</text:p>
          </table:table-cell>
          <table:table-cell office:value-type="string" calcext:value-type="string">
            <text:p>An alliance was made between the two countri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宇宙人による誘拐事件は本当ですか？</text:p>
          </table:table-cell>
          <table:table-cell office:value-type="string" calcext:value-type="string">
            <text:p>Is alien abduction real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今年結婚するつもりである</text:p>
          </table:table-cell>
          <table:table-cell office:value-type="string" calcext:value-type="string">
            <text:p>They intend to marry this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店員に親近感を持っている</text:p>
          </table:table-cell>
          <table:table-cell office:value-type="string" calcext:value-type="string">
            <text:p>She has an affinity for the store staff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建物は頑丈に建てられている</text:p>
          </table:table-cell>
          <table:table-cell office:value-type="string" calcext:value-type="string">
            <text:p>This building is sturdily buil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チョコレートアイスクリームを切望している</text:p>
          </table:table-cell>
          <table:table-cell office:value-type="string" calcext:value-type="string">
            <text:p>I yearn for chocolate ice cream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早寝早起きすることが必要だ</text:p>
          </table:table-cell>
          <table:table-cell office:value-type="string" calcext:value-type="string">
            <text:p>It is necessary that you keep early hour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君がそんなことを言うなんて、驚きだ(感情・主観的判断の(</text:span><text:span text:style-name="T2">should</text:span><text:span text:style-name="T1">))</text:span></text:p>
          </table:table-cell>
          <table:table-cell office:value-type="string" calcext:value-type="string">
            <text:p>It is surprising that you should say such a th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こで彼女と会う<text:span text:style-name="T3">なんて</text:span>、不思議だ(感情・主観的判断の(<text:span text:style-name="T4">should</text:span>))</text:p>
          </table:table-cell>
          <table:table-cell office:value-type="string" calcext:value-type="string">
            <text:p>It is strange that you should see her ther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絶え間なく、その問題に対する答えを探す</text:p>
          </table:table-cell>
          <table:table-cell office:value-type="string" calcext:value-type="string">
            <text:p>They ceaselessly look for an answer to the questio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殺人への共謀が証明された</text:p>
          </table:table-cell>
          <table:table-cell office:value-type="string" calcext:value-type="string">
            <text:p>Her complicity in the murder was prove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去年離婚して、今は独身だ</text:p>
          </table:table-cell>
          <table:table-cell office:value-type="string" calcext:value-type="string">
            <text:p>I got divorced last year and now I’m singl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大きな音でびっくりした</text:p>
          </table:table-cell>
          <table:table-cell office:value-type="string" calcext:value-type="string">
            <text:p>She was startled by the loud soun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外国人の一団が江戸、つまり東京に到着した。</text:p>
          </table:table-cell>
          <table:table-cell office:value-type="string" calcext:value-type="string">
            <text:p>A group of foreigners arrived in Edo, i.e. Tokyo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核兵器での対決を避けるべきだ</text:p>
          </table:table-cell>
          <table:table-cell office:value-type="string" calcext:value-type="string">
            <text:p>We must avoid a confrontation with nuclear weapon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２国間の話し合いが開始された</text:p>
          </table:table-cell>
          <table:table-cell office:value-type="string" calcext:value-type="string">
            <text:p>Talks initiated between the two countrie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悪いニュースを聞いてうろたえた</text:p>
          </table:table-cell>
          <table:table-cell office:value-type="string" calcext:value-type="string">
            <text:p>He was dismayed at the bad new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新しい機械を発明した</text:p>
          </table:table-cell>
          <table:table-cell office:value-type="string" calcext:value-type="string">
            <text:p>They invented a new machin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チームはよくやったが、最終的に試合に負けた。</text:p>
          </table:table-cell>
          <table:table-cell office:value-type="string" calcext:value-type="string">
            <text:p>The team did well, but ultimately lost the gam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会議へのあなた達の出席が必要だ</text:p>
          </table:table-cell>
          <table:table-cell office:value-type="string" calcext:value-type="string">
            <text:p>We need your presence at the meet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各国が条約に署名をし、戦争は終わった</text:p>
          </table:table-cell>
          <table:table-cell office:value-type="string" calcext:value-type="string">
            <text:p>The countries signed a treaty and the war ende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彼女ほど背が高くない</text:p>
          </table:table-cell>
          <table:table-cell table:style-name="ce8" office:value-type="string" calcext:value-type="string">
            <text:p>He is less tall than sh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彼の部屋で彼を捕まえた</text:p>
          </table:table-cell>
          <table:table-cell office:value-type="string" calcext:value-type="string">
            <text:p>The police seized him at his apartmen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ラジオを使って彼らに呼びかけたが、何の返答もなかった。</text:p>
          </table:table-cell>
          <table:table-cell office:value-type="string" calcext:value-type="string">
            <text:p>He hailed them over the radio, but there was no respons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法律上の子供(嫡出子)が彼のお金を受け取るだろう</text:p>
          </table:table-cell>
          <table:table-cell office:value-type="string" calcext:value-type="string">
            <text:p>His legitimate child will be given his mone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すぐにその問題を解決しなければならない</text:p>
          </table:table-cell>
          <table:table-cell office:value-type="string" calcext:value-type="string">
            <text:p>She must settle the problem quickl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証言が法廷で使われるだろう</text:p>
          </table:table-cell>
          <table:table-cell office:value-type="string" calcext:value-type="string">
            <text:p>The testimony will be used in cour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食べ物が顔についていることに気づいていない</text:p>
          </table:table-cell>
          <table:table-cell office:value-type="string" calcext:value-type="string">
            <text:p>He is oblivious about the food on his fa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すべきでないと言ったことをやったということは、彼女は偽善者だ</text:p>
          </table:table-cell>
          <table:table-cell office:value-type="string" calcext:value-type="string">
            <text:p>She did what she said not to do, so she is a hypocrit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特別な乗車券はとても安い</text:p>
          </table:table-cell>
          <table:table-cell office:value-type="string" calcext:value-type="string">
            <text:p>This particular train pass is very cheap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犠牲者はわずか15才だった</text:p>
          </table:table-cell>
          <table:table-cell office:value-type="string" calcext:value-type="string">
            <text:p>The victim was only 15 years old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文章は明快さに欠けている</text:p>
          </table:table-cell>
          <table:table-cell office:value-type="string" calcext:value-type="string">
            <text:p>This sentence does not have enough clarity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植物は土で育てる必要がある</text:p>
          </table:table-cell>
          <table:table-cell office:value-type="string" calcext:value-type="string">
            <text:p>the plant needs to grow in soil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飛行機の乗務員は良いサービスを提供する</text:p>
          </table:table-cell>
          <table:table-cell office:value-type="string" calcext:value-type="string">
            <text:p>The crew of the airplane give good servi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エンジンに十分な液体が入っていない</text:p>
          </table:table-cell>
          <table:table-cell office:value-type="string" calcext:value-type="string">
            <text:p>There is not enough fluid in the engin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ガラス窓が粉々に砕けた</text:p>
          </table:table-cell>
          <table:table-cell office:value-type="string" calcext:value-type="string">
            <text:p>The glass window shattered into many piec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不和を和解し、平和を築かなければならない</text:p>
          </table:table-cell>
          <table:table-cell office:value-type="string" calcext:value-type="string">
            <text:p>We must reconcile our differences and make peac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音が彼女の勉強を妨害した</text:p>
          </table:table-cell>
          <table:table-cell office:value-type="string" calcext:value-type="string">
            <text:p>The loud noise disrupted her study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建築家で、家を設計しています</text:p>
          </table:table-cell>
          <table:table-cell office:value-type="string" calcext:value-type="string">
            <text:p>I am an architect, and I design hous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会社は倒産し、営業を停止した</text:p>
          </table:table-cell>
          <table:table-cell office:value-type="string" calcext:value-type="string">
            <text:p>The company went bankrupt and closed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アルコールは私を混乱させる</text:p>
          </table:table-cell>
          <table:table-cell office:value-type="string" calcext:value-type="string">
            <text:p>Alcohol disorients 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彼はそれをする能力がある</text:p>
          </table:table-cell>
          <table:table-cell office:value-type="string" calcext:value-type="string">
            <text:p>He has the capability to do it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スペインにはフランスとの境界線がある</text:p>
          </table:table-cell>
          <table:table-cell office:value-type="string" calcext:value-type="string">
            <text:p>Spain has a boundary with Franc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ケーキを一口ください</text:p>
          </table:table-cell>
          <table:table-cell office:value-type="string" calcext:value-type="string">
            <text:p>Please give me a bite of your cak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けた時に足を骨折した</text:p>
          </table:table-cell>
          <table:table-cell office:value-type="string" calcext:value-type="string">
            <text:p>Her leg fractured when she fell down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戦略はゲームでも戦争においても重要だ</text:p>
          </table:table-cell>
          <table:table-cell office:value-type="string" calcext:value-type="string">
            <text:p>Strategy is important in games and in war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その農場は毎年たくさんのコメを産出する</text:p>
          </table:table-cell>
          <table:table-cell office:value-type="string" calcext:value-type="string">
            <text:p>The farm yields a lot of rice each yea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についての噂を聞いたが、それが本当だとは思わない</text:p>
          </table:table-cell>
          <table:table-cell office:value-type="string" calcext:value-type="string">
            <text:p>I heard a rumor about him, but I don’t think it’s tr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ダメージを防ぐために壁を補強する必要がある</text:p>
          </table:table-cell>
          <table:table-cell office:value-type="string" calcext:value-type="string">
            <text:p>The walls need reinforcement to prevent damag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彼らの息子を救うために身代金をはらわなければならない</text:p>
          </table:table-cell>
          <table:table-cell office:value-type="string" calcext:value-type="string">
            <text:p>They must pay a ransom to help their so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人の身元を保証する人</text:p>
          </table:table-cell>
          <table:table-cell office:value-type="string" calcext:value-type="string">
            <text:p>a person who guarantees another person's identit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綺麗なだけではなく気も利く。</text:p>
          </table:table-cell>
          <table:table-cell office:value-type="string" calcext:value-type="string">
            <text:p>She is attentive as well as beautifu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の子供を助けた事はほうびに値する</text:p>
          </table:table-cell>
          <table:table-cell office:value-type="string" calcext:value-type="string">
            <text:p>You deserve a reward for helping the chil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値段はだいたい1000円だと見積もった</text:p>
          </table:table-cell>
          <table:table-cell office:value-type="string" calcext:value-type="string">
            <text:p>He estimated the price to be around 1000ye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この場所を離れる事を切望している</text:p>
          </table:table-cell>
          <table:table-cell office:value-type="string" calcext:value-type="string">
            <text:p>We are anxious to leave this plac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政治家は彼らの権力にしがみついている</text:p>
          </table:table-cell>
          <table:table-cell office:value-type="string" calcext:value-type="string">
            <text:p>Politicians cling to their po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住みたいと思う</text:p>
          </table:table-cell>
          <table:table-cell office:value-type="string" calcext:value-type="string">
            <text:p>I would like to live in Sappor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嘘をつくことは倫理的な問題です</text:p>
          </table:table-cell>
          <table:table-cell office:value-type="string" calcext:value-type="string">
            <text:p>Telling lies is an ethical proble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は他の多くの問題に関連がある</text:p>
          </table:table-cell>
          <table:table-cell office:value-type="string" calcext:value-type="string">
            <text:p>This problem is relevant to many other problem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素晴らしい仕事ぶりを賞賛します</text:p>
          </table:table-cell>
          <table:table-cell office:value-type="string" calcext:value-type="string">
            <text:p>I commend you for your good job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内報を読んでください</text:p>
          </table:table-cell>
          <table:table-cell office:value-type="string" calcext:value-type="string">
            <text:p>Please read the bulleti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古いバスは排ガス検査に合格することが出来ない</text:p>
          </table:table-cell>
          <table:table-cell office:value-type="string" calcext:value-type="string">
            <text:p>This old bus cannot pass an emissions tes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暑い日に至福に満ちながらアイスクリームを食べた</text:p>
          </table:table-cell>
          <table:table-cell office:value-type="string" calcext:value-type="string">
            <text:p>They blissfully eat ice cream on a hot day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家の住人は裕福だ</text:p>
          </table:table-cell>
          <table:table-cell office:value-type="string" calcext:value-type="string">
            <text:p>The dwellers of this house are ri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リーダーたる者は美徳の人生を歩まなければならない</text:p>
          </table:table-cell>
          <table:table-cell office:value-type="string" calcext:value-type="string">
            <text:p>A leader must have a life of virt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自分の研究に専念した</text:p>
          </table:table-cell>
          <table:table-cell office:value-type="string" calcext:value-type="string">
            <text:p>She dedicated herself to her resear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間違いは取るに足らないことなので、そんなに怒らないでください</text:p>
          </table:table-cell>
          <table:table-cell office:value-type="string" calcext:value-type="string">
            <text:p>His mistake is a trifle, so please don’t be too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がそう言うのも、もっともだ</text:p>
          </table:table-cell>
          <table:table-cell office:value-type="string" calcext:value-type="string">
            <text:p>You may well say s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試験の後で多分疲れているのだろう</text:p>
          </table:table-cell>
          <table:table-cell office:value-type="string" calcext:value-type="string">
            <text:p>She may well be tired after the exa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口調がぶっきらぼうだ</text:p>
          </table:table-cell>
          <table:table-cell office:value-type="string" calcext:value-type="string">
            <text:p>He is blunt in his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ってはいけない</text:p>
          </table:table-cell>
          <table:table-cell office:value-type="string" calcext:value-type="string">
            <text:p>You must not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自然を保護するための法律を作らなければならない</text:p>
          </table:table-cell>
          <table:table-cell office:value-type="string" calcext:value-type="string">
            <text:p>We must make laws to preserve natur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の長いスピーチに耐えた</text:p>
          </table:table-cell>
          <table:table-cell office:value-type="string" calcext:value-type="string">
            <text:p>We endured his long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地震が起こった時、大地が振動した。</text:p>
          </table:table-cell>
          <table:table-cell office:value-type="string" calcext:value-type="string">
            <text:p>The earth trembled when the earthquake happen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らなくてもよい</text:p>
          </table:table-cell>
          <table:table-cell office:value-type="string" calcext:value-type="string">
            <text:p>You don’t have to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医者は患者に診断を下した</text:p>
          </table:table-cell>
          <table:table-cell office:value-type="string" calcext:value-type="string">
            <text:p>The doctor gave a diagnosis to the patien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鍵は引き出しの中にある</text:p>
          </table:table-cell>
          <table:table-cell table:style-name="ce13" office:value-type="string" calcext:value-type="string">
            <text:p>The key is in the dra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規則を曲げてはいけない</text:p>
          </table:table-cell>
          <table:table-cell office:value-type="string" calcext:value-type="string">
            <text:p>Do not bend the rul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英語のスキルがうらやましい</text:p>
          </table:table-cell>
          <table:table-cell office:value-type="string" calcext:value-type="string">
            <text:p>I envy your English skil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ドルしか持っていない no more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00ドルも持っている no less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</table:table>
      <table:named-expressions/>
      <table:database-ranges>
        <table:database-range table:name="__Anonymous_Sheet_DB__0" table:target-range-address="英語.A1:英語.G492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/00/00</text:date>, <text:time style:data-style-name="N2" text:time-value="21:36:01.59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1-04-04T22:27:36.069000000</dc:date>
    <meta:editing-duration>P7DT20H53M36S</meta:editing-duration>
    <meta:editing-cycles>1001</meta:editing-cycles>
    <meta:generator>LibreOffice/6.4.6.2$Windows_X86_64 LibreOffice_project/0ce51a4fd21bff07a5c061082cc82c5ed232f115</meta:generator>
    <meta:document-statistic meta:table-count="1" meta:cell-count="2469" meta:object-count="0"/>
  </office:meta>
</office:document-meta>
</file>